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2cm"/>
    </style:style>
    <style:style style:name="gr15" style:family="graphic" style:parent-style-name="standard">
      <style:graphic-properties draw:stroke="none" svg:stroke-color="#000000" draw:fill="none" draw:fill-color="#ffffff" fo:min-height="0.703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0.938cm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4.872cm" svg:y="5.024cm"/>
          <draw:glue-point draw:id="5" svg:x="-4.995cm" svg:y="4.875cm"/>
          <draw:glue-point draw:id="6" svg:x="-4.898cm" svg:y="-4.997cm"/>
          <draw:glue-point draw:id="7" svg:x="4.997cm" svg:y="-4.823cm"/>
          <draw:path draw:style-name="gr1" draw:text-style-name="P1" draw:layer="layout" svg:width="1.226cm" svg:height="0.479cm" draw:transform="skewX (0.0020943951023932) rotate (1.56259327931052) translate (9.05870940224822cm 13.5445510114172cm)" svg:viewBox="0 0 1227 480" svg:d="M0 480c614-1080 1227-1 1227-1">
            <text:p/>
          </draw:path>
          <draw:path draw:style-name="gr2" draw:text-style-name="P1" draw:layer="layout" svg:width="1.226cm" svg:height="0.479cm" draw:transform="skewX (0.00383972435438752) rotate (1.56398954271212) translate (9.07294467358551cm 12.3108765229131cm)" svg:viewBox="0 0 1227 480" svg:d="M0 479c614-1079 1227 1 1227 1">
            <text:p/>
          </draw:path>
          <draw:path draw:style-name="gr3" draw:text-style-name="P1" draw:layer="layout" svg:width="1.226cm" svg:height="0.479cm" draw:transform="skewX (0.0020943951023932) rotate (1.56346594393652) translate (9.07825407821527cm 11.0843843173944cm)" svg:viewBox="0 0 1227 480" svg:d="M0 479c615-1079 1227 1 1227 1">
            <text:p/>
          </draw:path>
          <draw:path draw:style-name="gr4" draw:text-style-name="P1" draw:layer="layout" svg:width="1.226cm" svg:height="0.479cm" draw:transform="skewX (0.00209439510239319) rotate (1.56346594393652) translate (9.0876438005601cm 9.87040606078613cm)" svg:viewBox="0 0 1227 480" svg:d="M0 479c615-1079 1227 1 1227 1">
            <text:p/>
          </draw:path>
          <draw:path draw:style-name="gr5" draw:text-style-name="P1" draw:layer="layout" svg:width="1.226cm" svg:height="0.479cm" draw:transform="skewX (0.0020943951023932) rotate (-1.57899937427927) translate (7.16328295007626cm 8.62735381961793cm)" svg:viewBox="0 0 1227 480" svg:d="M0 480c614-1080 1227-1 1227-1">
            <text:p/>
          </draw:path>
          <draw:path draw:style-name="gr6" draw:text-style-name="P1" draw:layer="layout" svg:width="1.226cm" svg:height="0.479cm" draw:transform="skewX (0.0020943951023932) rotate (-1.57812670965327) translate (7.14936126531415cm 9.86044593744659cm)" svg:viewBox="0 0 1227 480" svg:d="M0 479c615-1079 1227 1 1227 1">
            <text:p/>
          </draw:path>
          <draw:path draw:style-name="gr7" draw:text-style-name="P1" draw:layer="layout" svg:width="1.226cm" svg:height="0.479cm" draw:transform="skewX (0.00209439510239319) rotate (-1.57812670965327) translate (7.1437382741092cm 11.0875205136407cm)" svg:viewBox="0 0 1227 480" svg:d="M0 479c615-1079 1227 1 1227 1">
            <text:p/>
          </draw:path>
          <draw:path draw:style-name="gr8" draw:text-style-name="P1" draw:layer="layout" svg:width="1.226cm" svg:height="0.479cm" draw:transform="skewX (0.00209439510239319) rotate (-1.57812670965327) translate (7.13434855176437cm 12.3014987702489cm)" svg:viewBox="0 0 1227 480" svg:d="M0 479c615-1079 1227 1 1227 1">
            <text:p/>
          </draw:path>
          <draw:line draw:style-name="gr9" draw:text-style-name="P2" draw:layer="layout" svg:x1="9.576cm" svg:y1="8.648cm" svg:x2="11.03cm" svg:y2="8.664cm">
            <text:p/>
          </draw:line>
          <draw:line draw:style-name="gr10" draw:text-style-name="P2" draw:layer="layout" svg:x1="10.993cm" svg:y1="13.559cm" svg:x2="9.539cm" svg:y2="13.549cm">
            <text:p/>
          </draw:line>
          <draw:line draw:style-name="gr11" draw:text-style-name="P2" draw:layer="layout" svg:x1="6.683cm" svg:y1="8.623cm" svg:x2="5.229cm" svg:y2="8.6cm">
            <text:p/>
          </draw:line>
          <draw:line draw:style-name="gr12" draw:text-style-name="P2" draw:layer="layout" svg:x1="5.191cm" svg:y1="13.495cm" svg:x2="6.645cm" svg:y2="13.524cm">
            <text:p/>
          </draw:line>
        </draw:g>
        <draw:frame draw:style-name="gr13" draw:text-style-name="P3" draw:layer="layout" svg:width="1.651cm" svg:height="0.962cm" svg:x="5.603cm" svg:y="8.797cm">
          <draw:text-box>
            <text:p>H1</text:p>
          </draw:text-box>
        </draw:frame>
        <draw:frame draw:style-name="gr14" draw:text-style-name="P3" draw:layer="layout" svg:width="1.343cm" svg:height="0.97cm" svg:x="5.599cm" svg:y="12.471cm">
          <draw:text-box>
            <text:p>H2</text:p>
          </draw:text-box>
        </draw:frame>
        <draw:frame draw:style-name="gr13" draw:text-style-name="P3" draw:layer="layout" svg:width="1.651cm" svg:height="0.962cm" svg:x="9.274cm" svg:y="12.603cm">
          <draw:text-box>
            <text:p>X2</text:p>
          </draw:text-box>
        </draw:frame>
        <draw:frame draw:style-name="gr15" draw:text-style-name="P3" draw:layer="layout" svg:width="1.765cm" svg:height="0.962cm" svg:x="9.322cm" svg:y="8.815cm">
          <draw:text-box>
            <text:p>X1</text:p>
          </draw:text-box>
        </draw:frame>
        <draw:custom-shape draw:style-name="gr16" draw:text-style-name="P4" xml:id="id1" draw:id="id1" draw:layer="layout" svg:width="2.032cm" svg:height="2.032cm" svg:x="1.231cm" svg:y="9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line-skew="0.5cm" svg:x1="2.247cm" svg:y1="9.992cm" svg:x2="5.251cm" svg:y2="8.601cm" draw:start-shape="id1" draw:start-glue-point="4" draw:end-shape="id2" draw:end-glue-point="6" svg:d="M2247 9992v-1393h3004v2" svg:viewBox="0 0 3005 1394">
          <text:p/>
        </draw:connector>
        <draw:connector draw:style-name="gr17" draw:text-style-name="P5" draw:layer="layout" svg:x1="2.247cm" svg:y1="12.024cm" svg:x2="5.194cm" svg:y2="13.496cm" draw:start-shape="id1" draw:start-glue-point="8" draw:end-shape="id2" draw:end-glue-point="5" svg:d="M2247 12024v1472h2947" svg:viewBox="0 0 2948 1473">
          <text:p/>
        </draw:connector>
        <draw:g xml:id="id3" draw:id="id3">
          <draw:line draw:style-name="gr18" draw:text-style-name="P2" draw:layer="layout" svg:x1="11.599cm" svg:y1="8.156cm" svg:x2="11.599cm" svg:y2="9.176cm">
            <text:p/>
          </draw:line>
          <draw:line draw:style-name="gr19" draw:text-style-name="P2" draw:layer="layout" svg:x1="12.06cm" svg:y1="8.666cm" svg:x2="11.599cm" svg:y2="8.156cm">
            <text:p/>
          </draw:line>
          <draw:line draw:style-name="gr20" draw:text-style-name="P2" draw:layer="layout" svg:x1="11.599cm" svg:y1="9.176cm" svg:x2="12.06cm" svg:y2="8.666cm">
            <text:p/>
          </draw:line>
          <draw:line draw:style-name="gr21" draw:text-style-name="P2" draw:layer="layout" svg:x1="12.751cm" svg:y1="8.666cm" svg:x2="10.908cm" svg:y2="8.666cm">
            <text:p/>
          </draw:line>
          <draw:line draw:style-name="gr22" draw:text-style-name="P2" draw:layer="layout" svg:x1="12.06cm" svg:y1="8.156cm" svg:x2="12.06cm" svg:y2="9.176cm">
            <text:p/>
          </draw:line>
        </draw:g>
        <draw:g xml:id="id4" draw:id="id4">
          <draw:rect draw:style-name="gr23" draw:text-style-name="P1" draw:layer="layout" svg:width="1.884cm" svg:height="0.51cm" draw:transform="skewX (-0.00191986217719376) rotate (-1.56329141101132) translate (14.023cm 10.337cm)">
            <text:p/>
          </draw:rect>
          <draw:line draw:style-name="gr24" draw:text-style-name="P2" draw:layer="layout" svg:x1="13.763cm" svg:y1="9.712cm" svg:x2="13.768cm" svg:y2="10.34cm">
            <text:p/>
          </draw:line>
          <draw:line draw:style-name="gr25" draw:text-style-name="P2" draw:layer="layout" svg:x1="13.784cm" svg:y1="12.223cm" svg:x2="13.789cm" svg:y2="12.851cm">
            <text:p/>
          </draw:line>
        </draw:g>
        <draw:connector draw:style-name="gr17" draw:text-style-name="P5" draw:layer="layout" svg:x1="12.751cm" svg:y1="8.666cm" svg:x2="13.775cm" svg:y2="9.712cm" draw:start-shape="id3" draw:start-glue-point="1" draw:end-shape="id4" draw:end-glue-point="0" svg:d="M12751 8666h1024v1046" svg:viewBox="0 0 1025 1047">
          <text:p/>
        </draw:connector>
        <draw:connector draw:style-name="gr17" draw:text-style-name="P5" draw:layer="layout" draw:line-skew="-0.503cm" svg:x1="10.956cm" svg:y1="13.559cm" svg:x2="13.775cm" svg:y2="12.851cm" draw:start-shape="id2" draw:start-glue-point="4" draw:end-shape="id4" draw:end-glue-point="2" svg:d="M10956 13559v-2h2819v-706" svg:viewBox="0 0 2820 7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6T20:05:57.815714672</meta:creation-date>
    <dc:date>2020-12-26T20:39:15.739783542</dc:date>
    <meta:editing-duration>PT4M32S</meta:editing-duration>
    <meta:editing-cycles>3</meta:editing-cycles>
    <meta:generator>LibreOffice/6.1.5.2$Linux_ARM_EABI LibreOffice_project/10$Build-2</meta:generator>
    <meta:document-statistic meta:object-count="32"/>
  </office:meta>
</office:document-meta>
</file>